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26</meta:editing-cycles>
    <meta:generator>LibreOffice/7.4.2.3$Windows_X86_64 LibreOffice_project/382eef1f22670f7f4118c8c2dd222ec7ad009daf</meta:generator>
    <dc:date>2022-11-16T13:53:20.054000000</dc:date>
    <meta:editing-duration>P1DT2H24M7S</meta:editing-duration>
    <meta:document-statistic meta:table-count="0" meta:image-count="0" meta:object-count="0" meta:page-count="136" meta:paragraph-count="1529" meta:word-count="36149" meta:character-count="203169" meta:non-whitespace-character-count="161081"/>
  </office:meta>
</office:document-meta>
</file>